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italic" officeooo:rsid="01d0eb70" officeooo:paragraph-rsid="01d0eb70" style:font-size-asian="16pt" style:font-style-asian="italic" style:font-size-complex="16pt" style:font-style-complex="italic"/>
    </style:style>
    <style:style style:name="P2" style:family="paragraph" style:parent-style-name="Standard">
      <style:text-properties fo:font-size="16pt" fo:font-style="italic" officeooo:rsid="0050ddfc" officeooo:paragraph-rsid="0050ddfc" style:font-size-asian="16pt" style:font-style-asian="italic" style:font-size-complex="16pt" style:font-style-complex="italic"/>
    </style:style>
    <style:style style:name="P3" style:family="paragraph" style:parent-style-name="Standard">
      <style:text-properties fo:font-size="12pt" fo:font-style="normal" fo:font-weight="bold" officeooo:rsid="0086e457" officeooo:paragraph-rsid="01557b99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normal" fo:font-weight="bold" officeooo:rsid="01f9d859" officeooo:paragraph-rsid="01f9d859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weight="normal" officeooo:rsid="0083573c" officeooo:paragraph-rsid="001f5149" style:font-weight-asian="normal" style:font-weight-complex="normal"/>
    </style:style>
    <style:style style:name="P6" style:family="paragraph" style:parent-style-name="Standard">
      <style:text-properties fo:font-weight="normal" officeooo:rsid="0083573c" officeooo:paragraph-rsid="01f7921a" style:font-weight-asian="normal" style:font-weight-complex="normal"/>
    </style:style>
    <style:style style:name="P7" style:family="paragraph" style:parent-style-name="Standard">
      <style:text-properties fo:font-size="18pt" fo:font-style="italic" officeooo:rsid="01cfdab3" officeooo:paragraph-rsid="01cfdab3" style:font-size-asian="15.75pt" style:font-style-asian="italic" style:font-size-complex="18pt" style:font-style-complex="italic"/>
    </style:style>
    <style:style style:name="P8" style:family="paragraph" style:parent-style-name="Standard">
      <style:text-properties fo:font-size="12pt" fo:font-style="normal" fo:font-weight="normal" officeooo:rsid="0083573c" officeooo:paragraph-rsid="0205263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83573c" officeooo:paragraph-rsid="02079d4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83573c" officeooo:paragraph-rsid="020ada5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83573c" officeooo:paragraph-rsid="020c12b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bold" officeooo:rsid="0086e457" officeooo:paragraph-rsid="01557b99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size="12pt" fo:font-style="normal" fo:font-weight="bold" officeooo:rsid="00647c6a" officeooo:paragraph-rsid="01557b99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font-weight="normal" officeooo:rsid="0083573c" officeooo:paragraph-rsid="01f6a0e3" style:font-weight-asian="normal" style:font-weight-complex="normal"/>
    </style:style>
    <style:style style:name="P15" style:family="paragraph" style:parent-style-name="Standard">
      <style:text-properties fo:font-weight="normal" officeooo:rsid="0083573c" officeooo:paragraph-rsid="01fffe9d" style:font-weight-asian="normal" style:font-weight-complex="normal"/>
    </style:style>
    <style:style style:name="P16" style:family="paragraph" style:parent-style-name="Standard">
      <style:text-properties fo:font-weight="normal" officeooo:rsid="02052637" officeooo:paragraph-rsid="02052637" style:font-weight-asian="normal" style:font-weight-complex="normal"/>
    </style:style>
    <style:style style:name="P17" style:family="paragraph" style:parent-style-name="Standard">
      <style:text-properties fo:font-size="16pt" fo:font-style="italic" officeooo:rsid="01d0eb70" officeooo:paragraph-rsid="01d0eb70" style:font-size-asian="16pt" style:font-style-asian="italic" style:font-size-complex="16pt" style:font-style-complex="italic"/>
    </style:style>
    <style:style style:name="T1" style:family="text">
      <style:text-properties fo:font-weight="bold" officeooo:rsid="01fffe9d" style:font-weight-asian="bold" style:font-weight-complex="bold"/>
    </style:style>
    <style:style style:name="T2" style:family="text">
      <style:text-properties fo:font-weight="bold" officeooo:rsid="02052637" style:font-weight-asian="bold" style:font-weight-complex="bold"/>
    </style:style>
    <style:style style:name="T3" style:family="text">
      <style:text-properties fo:font-weight="bold" officeooo:rsid="02063fbf" style:font-weight-asian="bold" style:font-weight-complex="bold"/>
    </style:style>
    <style:style style:name="T4" style:family="text">
      <style:text-properties fo:font-weight="bold" officeooo:rsid="02079d4c" style:font-weight-asian="bold" style:font-weight-complex="bold"/>
    </style:style>
    <style:style style:name="T5" style:family="text">
      <style:text-properties fo:font-weight="bold" officeooo:rsid="020dd6d0" style:font-weight-asian="bold" style:font-weight-complex="bold"/>
    </style:style>
    <style:style style:name="T6" style:family="text">
      <style:text-properties fo:font-weight="bold" officeooo:rsid="02102311" style:font-weight-asian="bold" style:font-weight-complex="bold"/>
    </style:style>
    <style:style style:name="T7" style:family="text">
      <style:text-properties fo:font-weight="bold" officeooo:rsid="0214a3f7" style:font-weight-asian="bold" style:font-weight-complex="bold"/>
    </style:style>
    <style:style style:name="T8" style:family="text">
      <style:text-properties style:text-position="super 58%" officeooo:rsid="01ef5bca"/>
    </style:style>
    <style:style style:name="T9" style:family="text">
      <style:text-properties officeooo:rsid="01d5ef56"/>
    </style:style>
    <style:style style:name="T10" style:family="text">
      <style:text-properties officeooo:rsid="01ef5bca"/>
    </style:style>
    <style:style style:name="T11" style:family="text">
      <style:text-properties fo:font-weight="normal" officeooo:rsid="02125664" style:font-weight-asian="normal" style:font-weight-complex="normal"/>
    </style:style>
    <style:style style:name="T12" style:family="text">
      <style:text-properties fo:font-weight="normal" officeooo:rsid="02139179" style:font-weight-asian="normal" style:font-weight-complex="normal"/>
    </style:style>
    <style:style style:name="T13" style:family="text">
      <style:text-properties officeooo:rsid="01feb8ca"/>
    </style:style>
    <style:style style:name="T14" style:family="text">
      <style:text-properties officeooo:rsid="01fffe9d"/>
    </style:style>
    <style:style style:name="T15" style:family="text">
      <style:text-properties fo:font-size="18pt" fo:font-style="italic" style:font-size-asian="15.75pt" style:font-style-asian="italic" style:font-size-complex="18pt" style:font-style-complex="italic"/>
    </style:style>
    <style:style style:name="T16" style:family="text">
      <style:text-properties officeooo:rsid="02052637"/>
    </style:style>
    <style:style style:name="T17" style:family="text">
      <style:text-properties officeooo:rsid="02063fbf"/>
    </style:style>
    <style:style style:name="T18" style:family="text">
      <style:text-properties officeooo:rsid="020ada56"/>
    </style:style>
    <style:style style:name="T19" style:family="text">
      <style:text-properties officeooo:rsid="020b9d68"/>
    </style:style>
    <style:style style:name="T20" style:family="text">
      <style:text-properties officeooo:rsid="020dd6d0"/>
    </style:style>
    <style:style style:name="T21" style:family="text">
      <style:text-properties officeooo:rsid="02102311"/>
    </style:style>
    <style:style style:name="T22" style:family="text">
      <style:text-properties officeooo:rsid="021256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hristos Axelos, <text:span text:style-name="T9">AEM </text:span>1814, <text:span text:style-name="T13">5</text:span><text:span text:style-name="T8">th</text:span><text:span text:style-name="T10"> </text:span><text:s/>Assignment in High Performance computing 2017/18</text:p>
      <text:p text:style-name="P2"/>
      <text:p text:style-name="P1"/>
      <text:p text:style-name="P1">OBSERVATIONS</text:p>
      <text:p text:style-name="P5"/>
      <text:p text:style-name="P5"/>
      <text:p text:style-name="P15">- <text:s/><text:span text:style-name="T14">Πειραματίστηκα στην εικόνα με το μεγαλύτερο μέγεθος, την </text:span><text:span text:style-name="T1">planet_surface.pgm</text:span><text:span text:style-name="T14">, όπου το μέγεθος της είναι </text:span><text:span text:style-name="T1">6400 x 6400 </text:span></text:p>
      <text:p text:style-name="P14"/>
      <text:p text:style-name="P6"/>
      <text:p text:style-name="P16"><text:span text:style-name="T15">ANALYSIS</text:span></text:p>
      <text:p text:style-name="P16"><text:span text:style-name="T15"/></text:p>
      <text:p text:style-name="P8">- <text:s/><text:span text:style-name="T16">Αρχικά έτρεξα το πρόγραμμα μέσα από το</text:span><text:span text:style-name="T2"> vtune</text:span><text:span text:style-name="T16"> για να εντοπίσω τα σημεία όπου πρέπει αρχικά να εστιάσω. Μέσω του vtune έβγαλα τα εξής συμπεράσματα:</text:span></text:p>
      <text:p text:style-name="P8"/>
      <text:p text:style-name="P8"><text:span text:style-name="T16"><text:s/>- <text:s/>Το</text:span><text:span text:style-name="T2"> 41.2%</text:span><text:span text:style-name="T16"> του συνολικού χρόνου εκτέλεσης ξοδεύεται στην συνάρτηση <text:s/></text:span><text:span text:style-name="T2">histogram_equalization()</text:span><text:span text:style-name="T16">, συγκεκριμένα:</text:span></text:p>
      <text:p text:style-name="P8"><text:span text:style-name="T2"/></text:p>
      <text:p text:style-name="P11"><text:span text:style-name="T2"><text:s text:c="7"/></text:span><text:span text:style-name="T20">a) Το </text:span><text:span text:style-name="T3">16.5%</text:span><text:span text:style-name="T17"> του χρόνου ξοδεύεται στην εντολή <text:s text:c="2"/>img_out[i] = <text:s/>(unsigned char)lut[img_in[i]]; </text:span></text:p>
      <text:p text:style-name="P11"><text:span text:style-name="T3"><text:s/></text:span></text:p>
      <text:p text:style-name="P10"><text:s text:c="7"/><text:span text:style-name="T20">b) <text:s/>Το </text:span><text:span text:style-name="T5">11.8%</text:span><text:span text:style-name="T20"> του χρόνου ξοδεύεται στην εντολή img_out[i] = 255; </text:span></text:p>
      <text:p text:style-name="P11"><text:span text:style-name="T2"><text:s text:c="7"/></text:span></text:p>
      <text:p text:style-name="P11"><text:span text:style-name="T2"><text:s text:c="7"/></text:span><text:span text:style-name="T21">c) Το <text:s/></text:span><text:span text:style-name="T4">8.2</text:span><text:span text:style-name="T3">%</text:span><text:span text:style-name="T17"> του χρόνου ξοδεύεται στην εντολή <text:s text:c="2"/>if(lut[img_in[i]] &gt; 255) </text:span></text:p>
      <text:p text:style-name="P9"><text:s text:c="7"/></text:p>
      <text:p text:style-name="P3">- <text:span text:style-name="T11">Οπότε θα εστιάσουμε σε αυτά τα σημεία </text:span><text:span text:style-name="T12">αρχικά</text:span></text:p>
      <text:p text:style-name="P4"/>
      <text:p text:style-name="P3"/>
      <text:p text:style-name="P3"/>
      <text:p text:style-name="P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3:14:07.368254197</meta:creation-date>
    <dc:date>2017-12-18T00:07:06.576956542</dc:date>
    <meta:editing-duration>P4DT3H1M</meta:editing-duration>
    <meta:editing-cycles>417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12" meta:character-count="785" meta:non-whitespace-character-count="630"/>
  </office:meta>
</office:document-meta>
</file>